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146c35"/>
    </style:style>
    <style:style style:name="P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1b5607"/>
    </style:style>
    <style:style style:name="P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font-weight="normal" officeooo:rsid="002834ee" officeooo:paragraph-rsid="002834ee" style:font-weight-asian="normal" style:font-weight-complex="normal"/>
    </style:style>
    <style:style style:name="P4" style:family="paragraph" style:parent-style-name="Heading_20_4">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24835f"/>
    </style:style>
    <style:style style:name="P5"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12907e"/>
    </style:style>
    <style:style style:name="P6"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146c35"/>
    </style:style>
    <style:style style:name="P7"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153755"/>
    </style:style>
    <style:style style:name="P8"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163ec5"/>
    </style:style>
    <style:style style:name="P9"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1b5607"/>
    </style:style>
    <style:style style:name="P10"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1d294e"/>
    </style:style>
    <style:style style:name="P11"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21279e"/>
    </style:style>
    <style:style style:name="P12"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13d4b3"/>
    </style:style>
    <style:style style:name="P13"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225e65"/>
    </style:style>
    <style:style style:name="P14"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24835f"/>
    </style:style>
    <style:style style:name="P15"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text-line-through-style="none" style:text-line-through-type="none" style:text-position="0% 100%" fo:font-style="normal" fo:text-shadow="none" style:text-underline-style="none" fo:font-weight="normal" officeooo:rsid="0012907e" officeooo:paragraph-rsid="0012907e" fo:background-color="transparent" style:font-style-asian="normal" style:font-weight-asian="normal" style:font-style-complex="normal" style:font-weight-complex="normal"/>
    </style:style>
    <style:style style:name="P16"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text-line-through-style="none" style:text-line-through-type="none" style:text-position="0% 100%" fo:font-style="normal" fo:text-shadow="none" style:text-underline-style="none" fo:font-weight="normal" fo:background-color="transparent" style:font-style-asian="normal" style:font-weight-asian="normal" style:font-style-complex="normal" style:font-weight-complex="normal"/>
    </style:style>
    <style:style style:name="P17"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text-line-through-style="none" style:text-line-through-type="none" style:text-position="0% 100%" fo:font-style="normal" fo:text-shadow="none" style:text-underline-style="none" fo:font-weight="normal" officeooo:paragraph-rsid="0012907e" fo:background-color="transparent" style:font-style-asian="normal" style:font-weight-asian="normal" style:font-style-complex="normal" style:font-weight-complex="normal"/>
    </style:style>
    <style:style style:name="P18"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normal" officeooo:rsid="0023f220" officeooo:paragraph-rsid="0023f220" style:font-weight-asian="normal" style:font-weight-complex="normal"/>
    </style:style>
    <style:style style:name="P19"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normal" officeooo:rsid="0023f220" officeooo:paragraph-rsid="00259f3a" style:font-weight-asian="normal" style:font-weight-complex="normal"/>
    </style:style>
    <style:style style:name="P20"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normal" officeooo:rsid="0024835f" officeooo:paragraph-rsid="0024835f" style:font-weight-asian="normal" style:font-weight-complex="normal"/>
    </style:style>
    <style:style style:name="P21"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normal" officeooo:rsid="00259f3a" officeooo:paragraph-rsid="00259f3a" style:font-weight-asian="normal" style:font-weight-complex="normal"/>
    </style:style>
    <style:style style:name="P22" style:family="paragraph" style:parent-style-name="Text_20_body">
      <loext:graphic-properties draw:fill="solid" draw:fill-color="#ffffff" draw:opacity="100%"/>
      <style:paragraph-properties fo:margin-left="0cm" fo:margin-right="0cm" fo:text-align="start" style:justify-single-word="false" fo:text-indent="0cm" style:auto-text-indent="false" fo:background-color="#ffffff"/>
      <style:text-properties fo:font-weight="normal" officeooo:rsid="002834ee" officeooo:paragraph-rsid="002834ee" style:font-weight-asian="normal" style:font-weight-complex="normal"/>
    </style:style>
    <style:style style:name="P23"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rsid="0013d4b3" officeooo:paragraph-rsid="0013d4b3"/>
    </style:style>
    <style:style style:name="P24"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rsid="00146c35" officeooo:paragraph-rsid="00146c35"/>
    </style:style>
    <style:style style:name="P25"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rsid="00146c35" officeooo:paragraph-rsid="001827fe"/>
    </style:style>
    <style:style style:name="P26"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rsid="00147292" officeooo:paragraph-rsid="00147292"/>
    </style:style>
    <style:style style:name="P27"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rsid="00163ec5" officeooo:paragraph-rsid="00163ec5"/>
    </style:style>
    <style:style style:name="P28"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style:text-underline-style="solid" style:text-underline-width="auto" style:text-underline-color="font-color" officeooo:rsid="0013d4b3" officeooo:paragraph-rsid="0013d4b3"/>
    </style:style>
    <style:style style:name="P29"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bold" officeooo:rsid="00146c35" officeooo:paragraph-rsid="00146c35" style:font-weight-asian="bold" style:font-weight-complex="bold"/>
    </style:style>
    <style:style style:name="P30"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bold" officeooo:rsid="001d294e" officeooo:paragraph-rsid="001d294e" style:font-weight-asian="bold" style:font-weight-complex="bold"/>
    </style:style>
    <style:style style:name="P31"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bold" officeooo:rsid="00225e65" officeooo:paragraph-rsid="00225e65" style:font-weight-asian="bold" style:font-weight-complex="bold"/>
    </style:style>
    <style:style style:name="P32"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bold" officeooo:rsid="00225e65" officeooo:paragraph-rsid="0023f220" style:font-weight-asian="bold" style:font-weight-complex="bold"/>
    </style:style>
    <style:style style:name="P33"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bold" officeooo:rsid="0023f220" officeooo:paragraph-rsid="0023f220" style:font-weight-asian="bold" style:font-weight-complex="bold"/>
    </style:style>
    <style:style style:name="P34"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rsid="001d294e" officeooo:paragraph-rsid="001d294e"/>
    </style:style>
    <style:style style:name="P35"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rsid="00225e65" officeooo:paragraph-rsid="00225e65"/>
    </style:style>
    <style:style style:name="P36" style:family="paragraph" style:parent-style-name="Text_20_body">
      <style:text-properties fo:color="#ffffff"/>
    </style:style>
    <style:style style:name="P37" style:family="paragraph" style:parent-style-name="Heading_20_3">
      <style:text-properties fo:color="#ffffff"/>
    </style:style>
    <style:style style:name="P38" style:family="paragraph" style:parent-style-name="Heading_20_3">
      <loext:graphic-properties draw:fill="solid" draw:fill-color="#ffffff" draw:opacity="100%"/>
      <style:paragraph-properties fo:margin-left="0cm" fo:margin-right="0cm" fo:text-align="justify" style:justify-single-word="false" fo:text-indent="0cm" style:auto-text-indent="false" fo:background-color="#ffffff"/>
      <style:text-properties officeooo:paragraph-rsid="0024835f"/>
    </style:style>
    <style:style style:name="P39" style:family="paragraph" style:parent-style-name="Heading_20_3">
      <loext:graphic-properties draw:fill="solid" draw:fill-color="#ffffff" draw:opacity="100%"/>
      <style:paragraph-properties fo:margin-left="0cm" fo:margin-right="0cm" fo:text-align="start" style:justify-single-word="false" fo:text-indent="0cm" style:auto-text-indent="false" fo:background-color="#ffffff"/>
      <style:text-properties fo:font-weight="normal" officeooo:rsid="002834ee" officeooo:paragraph-rsid="002834ee" style:font-weight-asian="normal" style:font-weight-complex="normal"/>
    </style:style>
    <style:style style:name="P40" style:family="paragraph" style:parent-style-name="Heading_20_3">
      <loext:graphic-properties draw:fill="solid" draw:fill-color="#ffffff" draw:opacity="100%"/>
      <style:paragraph-properties fo:margin-left="0cm" fo:margin-right="0cm" fo:text-align="start" style:justify-single-word="false" fo:text-indent="0cm" style:auto-text-indent="false" fo:background-color="#ffffff"/>
      <style:text-properties fo:font-weight="normal" officeooo:rsid="00303710" officeooo:paragraph-rsid="00303710" style:font-weight-asian="normal" style:font-weight-complex="normal"/>
    </style:style>
    <style:style style:name="P41" style:family="paragraph" style:parent-style-name="Heading_20_3">
      <loext:graphic-properties draw:fill="solid" draw:fill-color="#ffffff" draw:opacity="100%"/>
      <style:paragraph-properties fo:margin-left="0cm" fo:margin-right="0cm" fo:text-align="start" style:justify-single-word="false" fo:text-indent="0cm" style:auto-text-indent="false" fo:background-color="#ffffff"/>
      <style:text-properties fo:font-weight="normal" officeooo:rsid="0030b1f4" officeooo:paragraph-rsid="0030b1f4" style:font-weight-asian="normal" style:font-weight-complex="normal"/>
    </style:style>
    <style:style style:name="P42"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officeooo:rsid="00147292" officeooo:paragraph-rsid="00153755"/>
    </style:style>
    <style:style style:name="P43" style:family="paragraph" style:parent-style-name="Text_20_body">
      <loext:graphic-properties draw:fill="solid" draw:fill-color="#ffffff" draw:opacity="100%"/>
      <style:paragraph-properties fo:margin-left="0cm" fo:margin-right="0cm" fo:text-align="justify" style:justify-single-word="false" fo:text-indent="0cm" style:auto-text-indent="false" fo:background-color="#ffffff"/>
      <style:text-properties fo:font-weight="normal" officeooo:rsid="0023f220" officeooo:paragraph-rsid="0023f220" style:font-weight-asian="normal" style:font-weight-complex="normal"/>
    </style:style>
    <style:style style:name="P44" style:family="paragraph" style:parent-style-name="Text_20_body">
      <loext:graphic-properties draw:fill="solid" draw:fill-color="#ffffff" draw:opacity="100%"/>
      <style:paragraph-properties fo:margin-left="0cm" fo:margin-right="0cm" fo:text-align="start" style:justify-single-word="false" fo:text-indent="0cm" style:auto-text-indent="false" fo:background-color="#ffffff"/>
      <style:text-properties fo:font-weight="normal" officeooo:rsid="00303710" officeooo:paragraph-rsid="00303710" style:font-weight-asian="normal" style:font-weight-complex="normal"/>
    </style:style>
    <style:style style:name="P45" style:family="paragraph" style:parent-style-name="Text_20_body">
      <loext:graphic-properties draw:fill="solid" draw:fill-color="#ffffff" draw:opacity="100%"/>
      <style:paragraph-properties fo:margin-left="0cm" fo:margin-right="0cm" fo:text-align="start" style:justify-single-word="false" fo:text-indent="0cm" style:auto-text-indent="false" fo:background-color="#ffffff"/>
      <style:text-properties fo:font-weight="normal" officeooo:rsid="0030b1f4" officeooo:paragraph-rsid="0030b1f4" style:font-weight-asian="normal" style:font-weight-complex="normal"/>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text-properties fo:color="#ffffff"/>
    </style:style>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6">
      <style:paragraph-properties fo:margin-top="0cm" fo:margin-bottom="0cm" loext:contextual-spacing="false"/>
    </style:style>
    <style:style style:name="P76" style:family="paragraph" style:parent-style-name="Text_20_body" style:list-style-name="L8">
      <style:paragraph-properties fo:margin-top="0cm" fo:margin-bottom="0cm" loext:contextual-spacing="false"/>
    </style:style>
    <style:style style:name="P77" style:family="paragraph" style:parent-style-name="Text_20_body" style:list-style-name="L10">
      <style:paragraph-properties fo:margin-top="0cm" fo:margin-bottom="0cm" loext:contextual-spacing="false"/>
    </style:style>
    <style:style style:name="P78" style:family="paragraph" style:parent-style-name="Text_20_body" style:list-style-name="L11">
      <style:paragraph-properties fo:margin-top="0cm" fo:margin-bottom="0cm" loext:contextual-spacing="false"/>
    </style:style>
    <style:style style:name="P79" style:family="paragraph" style:parent-style-name="Text_20_body" style:list-style-name="L12">
      <style:paragraph-properties fo:margin-top="0cm" fo:margin-bottom="0cm" loext:contextual-spacing="false"/>
    </style:style>
    <style:style style:name="P80" style:family="paragraph" style:parent-style-name="Text_20_body" style:list-style-name="L13">
      <style:paragraph-properties fo:margin-top="0cm" fo:margin-bottom="0cm" loext:contextual-spacing="false"/>
    </style:style>
    <style:style style:name="P81" style:family="paragraph" style:parent-style-name="Text_20_body" style:list-style-name="L14">
      <style:paragraph-properties fo:margin-top="0cm" fo:margin-bottom="0cm" loext:contextual-spacing="false"/>
    </style:style>
    <style:style style:name="P82" style:family="paragraph" style:parent-style-name="Text_20_body" style:list-style-name="L16">
      <style:paragraph-properties fo:margin-top="0cm" fo:margin-bottom="0cm" loext:contextual-spacing="false"/>
    </style:style>
    <style:style style:name="P83" style:family="paragraph" style:parent-style-name="Text_20_body" style:list-style-name="L17">
      <style:paragraph-properties fo:margin-top="0cm" fo:margin-bottom="0cm" loext:contextual-spacing="false"/>
    </style:style>
    <style:style style:name="P84" style:family="paragraph" style:parent-style-name="Text_20_body" style:list-style-name="L18">
      <style:paragraph-properties fo:margin-top="0cm" fo:margin-bottom="0cm" loext:contextual-spacing="false"/>
    </style:style>
    <style:style style:name="P85" style:family="paragraph" style:parent-style-name="Text_20_body" style:list-style-name="L20">
      <style:paragraph-properties fo:margin-top="0cm" fo:margin-bottom="0cm" loext:contextual-spacing="false"/>
    </style:style>
    <style:style style:name="P86" style:family="paragraph" style:parent-style-name="Text_20_body" style:list-style-name="L21">
      <style:paragraph-properties fo:margin-top="0cm" fo:margin-bottom="0cm" loext:contextual-spacing="false"/>
    </style:style>
    <style:style style:name="P87" style:family="paragraph" style:parent-style-name="Text_20_body" style:list-style-name="L22">
      <style:paragraph-properties fo:margin-top="0cm" fo:margin-bottom="0cm" loext:contextual-spacing="false"/>
    </style:style>
    <style:style style:name="P88" style:family="paragraph" style:parent-style-name="Text_20_body" style:list-style-name="L23">
      <style:paragraph-properties fo:margin-top="0cm" fo:margin-bottom="0cm" loext:contextual-spacing="false"/>
    </style:style>
    <style:style style:name="P89" style:family="paragraph" style:parent-style-name="Text_20_body" style:list-style-name="L24">
      <style:paragraph-properties fo:margin-top="0cm" fo:margin-bottom="0cm" loext:contextual-spacing="false"/>
    </style:style>
    <style:style style:name="P90" style:family="paragraph" style:parent-style-name="Text_20_body" style:list-style-name="L25">
      <style:paragraph-properties fo:margin-top="0cm" fo:margin-bottom="0cm" loext:contextual-spacing="false"/>
    </style:style>
    <style:style style:name="P91" style:family="paragraph" style:parent-style-name="Text_20_body" style:list-style-name="L26">
      <style:paragraph-properties fo:margin-top="0cm" fo:margin-bottom="0cm" loext:contextual-spacing="false"/>
    </style:style>
    <style:style style:name="P92" style:family="paragraph" style:parent-style-name="Text_20_body" style:list-style-name="L28">
      <style:paragraph-properties fo:margin-top="0cm" fo:margin-bottom="0cm" loext:contextual-spacing="false"/>
    </style:style>
    <style:style style:name="P93" style:family="paragraph" style:parent-style-name="Text_20_body" style:list-style-name="L30">
      <style:paragraph-properties fo:margin-top="0cm" fo:margin-bottom="0cm" loext:contextual-spacing="false"/>
    </style:style>
    <style:style style:name="P94" style:family="paragraph" style:parent-style-name="Text_20_body" style:list-style-name="L31">
      <style:paragraph-properties fo:margin-top="0cm" fo:margin-bottom="0cm" loext:contextual-spacing="false"/>
    </style:style>
    <style:style style:name="T1" style:family="text">
      <style:text-properties fo:color="#000000" style:text-line-through-style="none" style:text-line-through-type="none" style:text-position="0% 100%" fo:font-style="normal" fo:text-shadow="none" style:text-underline-style="none" fo:font-weight="normal" officeooo:rsid="0012907e" fo:background-color="transparent" loext:char-shading-value="0" style:font-style-asian="normal" style:font-weight-asian="normal" style:font-style-complex="normal" style:font-weight-complex="normal"/>
    </style:style>
    <style:style style:name="T2" style:family="text">
      <style:text-properties fo:color="#000000" style:text-line-through-style="none" style:text-line-through-type="none" style:text-position="0% 100%" fo:font-style="normal" fo:text-shadow="none" style:text-underline-style="none" fo:font-weight="normal" officeooo:rsid="00225e65" fo:background-color="transparent" loext:char-shading-value="0" style:font-style-asian="normal" style:font-weight-asian="normal" style:font-style-complex="normal" style:font-weight-complex="normal"/>
    </style:style>
    <style:style style:name="T3" style:family="text">
      <style:text-properties fo:color="#ffffff"/>
    </style:style>
    <style:style style:name="T4" style:family="text">
      <style:text-properties officeooo:rsid="0013d4b3"/>
    </style:style>
    <style:style style:name="T5" style:family="text">
      <style:text-properties officeooo:rsid="00146c35"/>
    </style:style>
    <style:style style:name="T6" style:family="text">
      <style:text-properties officeooo:rsid="00153755"/>
    </style:style>
    <style:style style:name="T7" style:family="text">
      <style:text-properties officeooo:rsid="00163ec5"/>
    </style:style>
    <style:style style:name="T8" style:family="text">
      <style:text-properties style:text-underline-style="solid" style:text-underline-width="auto" style:text-underline-color="font-color" officeooo:rsid="00163ec5"/>
    </style:style>
    <style:style style:name="T9" style:family="text">
      <style:text-properties officeooo:rsid="001b5607"/>
    </style:style>
    <style:style style:name="T10" style:family="text">
      <style:text-properties officeooo:rsid="001d294e"/>
    </style:style>
    <style:style style:name="T11" style:family="text">
      <style:text-properties officeooo:rsid="0021279e"/>
    </style:style>
    <style:style style:name="T12" style:family="text">
      <style:text-properties style:text-underline-style="none"/>
    </style:style>
    <style:style style:name="T13" style:family="text">
      <style:text-properties officeooo:rsid="00225e65"/>
    </style:style>
    <style:style style:name="T14" style:family="text">
      <style:text-properties fo:font-weight="normal" style:font-weight-asian="normal" style:font-weight-complex="normal"/>
    </style:style>
    <style:style style:name="T15" style:family="text">
      <style:text-properties officeooo:rsid="0023f220"/>
    </style:style>
    <style:style style:name="T16" style:family="text">
      <style:text-properties officeooo:rsid="0024835f"/>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5"><text:span text:style-name="T1">1)</text:span>what is the configuration provided for the runner by the github?</text:p>
      <text:p text:style-name="P15">The **`runs-on: ubuntu-latest`** configuration tells GitHub to use one of its pre-configured virtual machines (runners) that come with the following features:</text:p>
      <text:p text:style-name="P15">Key Specifications of `ubuntu-latest` Runner</text:p>
      <text:p text:style-name="P15">1. **Operating System**: <text:s/></text:p>
      <text:p text:style-name="P15">- Ubuntu 22.04 (as of 2024).</text:p>
      <text:p text:style-name="P15"/>
      <text:p text:style-name="P15">2. **CPU and Memory**: <text:s/></text:p>
      <text:p text:style-name="P15"><text:s text:c="3"/>- 2-core CPU. <text:s/></text:p>
      <text:p text:style-name="P15"><text:s text:c="3"/>- 7 GB of RAM. <text:s/></text:p>
      <text:p text:style-name="P15">- 14 GB of SSD storage.</text:p>
      <text:p text:style-name="P15"/>
      <text:p text:style-name="P15">3. **Pre-installed Software**: <text:s/></text:p>
      <text:p text:style-name="P15"><text:s text:c="3"/>- **Programming Languages**: <text:s/></text:p>
      <text:p text:style-name="P15"><text:s text:c="5"/>- Python, Java, Node.js, Ruby, PHP, .NET, Go, etc. <text:s/></text:p>
      <text:p text:style-name="P15"><text:s text:c="3"/>- **Tools**: <text:s/></text:p>
      <text:p text:style-name="P15"><text:s text:c="5"/>- Git, Docker, Kubernetes CLI (`kubectl`), Helm, Terraform, and more. <text:s/></text:p>
      <text:p text:style-name="P15"><text:s text:c="3"/>- **Build Tools**: <text:s/></text:p>
      <text:p text:style-name="P15"><text:s text:c="5"/>- Maven, Gradle, Ant, and others. <text:s/></text:p>
      <text:p text:style-name="P15"><text:s text:c="3"/>- **Package Managers**: <text:s/></text:p>
      <text:p text:style-name="P15"><text:s text:c="5"/>- npm, pip, gem, and others. <text:s/></text:p>
      <text:p text:style-name="P15"><text:s text:c="3"/>- **Databases**: <text:s/></text:p>
      <text:p text:style-name="P15"><text:s text:c="5"/>- MySQL, PostgreSQL, Redis, etc.</text:p>
      <text:p text:style-name="P15"/>
      <text:p text:style-name="P15">4. **Docker Support**: <text:s/></text:p>
      <text:p text:style-name="P15"><text:s text:c="3"/>- Docker and Docker Compose are pre-installed, making container-based workflows seamless.</text:p>
      <text:p text:style-name="P15"/>
      <text:p text:style-name="P15">5. **Networking and Security**: <text:s/></text:p>
      <text:p text:style-name="P15"><text:s text:c="3"/>- Temporary virtual machine with secure isolation for each job.</text:p>
      <text:p text:style-name="P15"/>
      <text:p text:style-name="P15"><text:soft-page-break/>You can view the complete list of pre-installed software by checking [GitHub-hosted runner specifications](https://github.com/actions/runner-images).t`** configuration tells GitHub to use one of its pre-configured virtual machines (runners) that come with the following features:</text:p>
      <text:p text:style-name="P5"><text:span text:style-name="T1">2)</text:span>when we are cloning the repo from github to IntelliJ again why do we need to checkout code from repo to workflow? <text:span text:style-name="T4">(</text:span>actions/checkout<text:span text:style-name="T4">)</text:span></text:p>
      <text:p text:style-name="P23">Great question! Here’s why **checking out the code in the workflow** is necessary, even if you already cloned it into IntelliJ:</text:p>
      <text:p text:style-name="P23"/>
      <text:p text:style-name="P23">### **Key Reasons for Checkout in Workflow**</text:p>
      <text:p text:style-name="P23">1. **Workflow Runs in a Separate Environment**:</text:p>
      <text:p text:style-name="P23"><text:s text:c="3"/>- GitHub Actions workflows are executed on isolated virtual machines (runners). These machines don't have access to your local IntelliJ workspace or code. <text:s/></text:p>
      <text:p text:style-name="P23"><text:s text:c="3"/>- The **checkout step** fetches the repository from GitHub into this runner, making the code available for the tasks you define (e.g., building, testing, or deploying).</text:p>
      <text:p text:style-name="P23"/>
      <text:p text:style-name="P23">2. **Ensures Up-to-Date Code**:</text:p>
      <text:p text:style-name="P23"><text:s text:c="3"/>- When a workflow is triggered (e.g., by a push), the **checkout step** ensures the runner is working with the latest committed code from the specified branch.</text:p>
      <text:p text:style-name="P23"/>
      <text:p text:style-name="P23">3. **IntelliJ is Local, Runners are Remote**:</text:p>
      <text:p text:style-name="P23"><text:s text:c="3"/>- Your IntelliJ workspace exists on your local machine, where you write and test code. However, the GitHub runner operates remotely, completely independent of your local setup.</text:p>
      <text:p text:style-name="P23"/>
      <text:p text:style-name="P23">4. **Workflow Execution Context**:</text:p>
      <text:p text:style-name="P23"><text:s text:c="3"/>- Every job in a workflow starts in a clean environment. The code and files you work with locally are not preloaded on the runner, so you need to explicitly fetch the code using `actions/checkout`.</text:p>
      <text:p text:style-name="P23"/>
      <text:p text:style-name="P23">### Summary</text:p>
      <text:p text:style-name="P23">Even though you clone the repo to IntelliJ for local development, the **checkout step** ensures the GitHub Actions runner has access to the same repository for performing automated tasks like testing, building, or deploying. Think of it as syncing the code between your repository and the workflow environment.</text:p>
      <text:p text:style-name="P23"/>
      <text:p text:style-name="P23"/>
      <text:p text:style-name="P24"><text:soft-page-break/>When you configure Docker to authenticate with **Google Artifact Registry (GAR)**, you are setting up secure access for **pushing or pulling Docker images** to/from GAR. Here's exactly what's happening:</text:p>
      <text:p text:style-name="P24"/>
      <text:p text:style-name="P24">3) ### **What Happens During `gcloud auth configure-docker`?**</text:p>
      <text:p text:style-name="P24">1. **Authentication Configuration**:</text:p>
      <text:p text:style-name="P24"><text:s text:c="3"/>- The `gcloud auth configure-docker` command updates your Docker configuration file (`~/.docker/config.json`).</text:p>
      <text:p text:style-name="P24"><text:s text:c="3"/>- It adds credentials specific to **Google Artifact Registry** for the specified domain (`us-central1-docker.pkg.dev` in your case).</text:p>
      <text:p text:style-name="P24"><text:s text:c="3"/>- These credentials allow Docker to authenticate with GAR when interacting with it.</text:p>
      <text:p text:style-name="P24"/>
      <text:p text:style-name="P24">2. **Registry-Specific Login**:</text:p>
      <text:p text:style-name="P24"><text:s text:c="3"/>- GAR operates as a private Docker registry. By default, Docker can't interact with private registries without authentication.</text:p>
      <text:p text:style-name="P24"><text:s text:c="3"/>- This command establishes trust and ensures that Docker can securely connect to GAR.</text:p>
      <text:p text:style-name="P24"/>
      <text:p text:style-name="P24">3. **Scopes and Permissions**:</text:p>
      <text:p text:style-name="P24"><text:s text:c="3"/>- The command uses the active Google Cloud credentials (service account or personal account) from the `gcloud` tool to generate an **OAuth2 token** for the Docker client.</text:p>
      <text:p text:style-name="P24"><text:s text:c="3"/>- This token is used for GAR operations like pushing or pulling images.</text:p>
      <text:p text:style-name="P24"/>
      <text:p text:style-name="P24">---</text:p>
      <text:p text:style-name="P24"/>
      <text:p text:style-name="P24">### **Why Do This When the Docker Image Already Exists?**</text:p>
      <text:p text:style-name="P24">Even if the Docker image exists locally, you still need authentication to **push** the image to GAR or **pull** it from GAR later. Here's why:</text:p>
      <text:p text:style-name="P24">1. **Uploading to GAR**:</text:p>
      <text:p text:style-name="P24"><text:s text:c="3"/>- If your pipeline is pushing the local image (`spring-boot`) to GAR, Docker needs authentication to complete the push operation.</text:p>
      <text:p text:style-name="P24"/>
      <text:p text:style-name="P24">2. **Future Use**:</text:p>
      <text:p text:style-name="P24"><text:s text:c="3"/>- Configuring Docker for GAR ensures other systems or pipelines can securely **pull** the image when needed (e.g., deploying to GKE).</text:p>
      <text:p text:style-name="P24"><text:soft-page-break/></text:p>
      <text:p text:style-name="P24">3. **Centralized Image Storage**:</text:p>
      <text:p text:style-name="P24"><text:s text:c="3"/>- GAR serves as a repository for storing your Docker images, making them accessible across environments and pipelines.</text:p>
      <text:p text:style-name="P24"/>
      <text:p text:style-name="P24">---</text:p>
      <text:p text:style-name="P24"/>
      <text:p text:style-name="P24">### **Summary**</text:p>
      <text:p text:style-name="P24">The `gcloud auth configure-docker` step prepares Docker to interact securely with GAR by setting up authentication. Even though your Docker image exists locally, this step is crucial to **push** it to GAR or allow future workflows to **pull** it securely.</text:p>
      <text:p text:style-name="P24"/>
      <text:p text:style-name="P26">This step uploads the Docker image to Google Artifact Registry (GAR):</text:p>
      <text:p text:style-name="P26">4)Explaining the code:</text:p>
      <text:p text:style-name="P26">- name: "Upload image to gcp artifacts" run: | #!/bin/bash docker tag spring-boot:latest us-central1-docker.pkg.dev/prefab-icon-441814-j7/surya-artifact/spring-boot:latest docker push us-central1-docker.pkg.dev/prefab-icon-441814-j7/surya-artifact/spring-boot:latest</text:p>
      <text:p text:style-name="P26"/>
      <text:p text:style-name="P26">### **Step Explanation**</text:p>
      <text:p text:style-name="P26">1. **`name: "Upload image to gcp artifacts"`**:</text:p>
      <text:p text:style-name="P26"><text:s text:c="3"/>- Descriptive name indicating the image is being uploaded to GAR.</text:p>
      <text:p text:style-name="P26"/>
      <text:p text:style-name="P26">2. **Commands in `run:`**:</text:p>
      <text:p text:style-name="P26"><text:s text:c="3"/>- **`docker tag spring-boot:latest us-central1-docker.pkg.dev/prefab-icon-441814-j7/surya-artifact/spring-boot:latest`**:</text:p>
      <text:p text:style-name="P26"><text:s text:c="5"/>- Tags the local Docker image `spring-boot:latest` with the full GAR repository path:</text:p>
      <text:p text:style-name="P26"><text:s text:c="7"/>- **`us-central1-docker.pkg.dev`**: The GAR domain.</text:p>
      <text:p text:style-name="P26"><text:s text:c="7"/>- **`prefab-icon-441814-j7`**: The GCP project ID.</text:p>
      <text:p text:style-name="P26"><text:s text:c="7"/>- **`surya-artifact`**: The repository in GAR.</text:p>
      <text:p text:style-name="P26"><text:s text:c="7"/>- **`spring-boot:latest`**: The image name and tag.</text:p>
      <text:p text:style-name="P26"><text:s text:c="5"/>- This is necessary because GAR requires the image to have the repository's full path.</text:p>
      <text:p text:style-name="P26"/>
      <text:p text:style-name="P26"><text:s text:c="3"/>- **`docker push us-central1-docker.pkg.dev/prefab-icon-441814-j7/surya-artifact/spring-<text:soft-page-break/>boot:latest`**:</text:p>
      <text:p text:style-name="P26"><text:s text:c="5"/>- Pushes the tagged Docker image to the specified repository in GAR.</text:p>
      <text:p text:style-name="P26"><text:s text:c="5"/>- This uploads the image to make it available for use in other environments (e.g., Kubernetes).</text:p>
      <text:p text:style-name="P26"/>
      <text:p text:style-name="P26">3. **`shell: bash`**:</text:p>
      <text:p text:style-name="P42">- Specifies that the commands run in a Bash shell.</text:p>
      <text:p text:style-name="P27">Key Points:</text:p>
      <text:p text:style-name="P7">--<text:span text:style-name="T6">&gt; </text:span>Maven's version is usually not explicitly mentioned in the <text:span text:style-name="Strong_20_Emphasis"><text:span text:style-name="Source_20_Text">pom.xml</text:span></text:span> or <text:span text:style-name="Strong_20_Emphasis">README.md</text:span> because Maven is a build tool that operates externally to the project's configuration files.<text:line-break/></text:p>
      <text:p text:style-name="P7">--<text:span text:style-name="T6">&gt;</text:span>If a specific Maven version is crucial, teams often use the Maven Wrapper. This ensures a consistent Maven version across all developers and build environments.</text:p>
      <text:p text:style-name="P7">--<text:span text:style-name="T7">&gt;</text:span><text:span text:style-name="Source_20_Text">#!/bin/bash:</text:span></text:p>
      <text:p text:style-name="P8">This is a <text:span text:style-name="Strong_20_Emphasis">shebang line</text:span>, commonly used in shell scripts to specify the interpreter (in this case, <text:span text:style-name="Source_20_Text">bash</text:span>).</text:p>
      <text:p text:style-name="P8">In GitHub Actions, it's often unnecessary because the <text:span text:style-name="Source_20_Text">shell: bash</text:span> line already specifies the shell to use, but including it doesn't cause harm</text:p>
      <text:p text:style-name="P27">Maven:</text:p>
      <text:p text:style-name="P27">Maven reads the <text:span text:style-name="Source_20_Text">pom.xml</text:span> file for the project configuration.</text:p>
      <text:p text:style-name="P27">It compiles the source code, runs tests (if defined), and packages the application into a JAR or WAR file</text:p>
      <text:p text:style-name="P27">The resulting file is typically placed in the <text:span text:style-name="Strong_20_Emphasis"><text:span text:style-name="Source_20_Text">target/</text:span></text:span> directory</text:p>
      <text:p text:style-name="P8"><text:span text:style-name="T8">Docker File:<text:tab/></text:span>You need a <text:span text:style-name="Source_20_Text">Dockerfile</text:span> that specifies how to build a Docker image using the compiled JAR file</text:p>
      <text:p text:style-name="P8">You then use the <text:span text:style-name="Source_20_Text">docker build</text:span> command to create the Docker image from this <text:span text:style-name="Source_20_Text">Dockerfile</text:span> and the JAR file.</text:p>
      <text:p text:style-name="P8">Docker will execute the instructions in the <text:span text:style-name="Source_20_Text">Dockerfile</text:span></text:p>
      <text:p text:style-name="P8"><text:span text:style-name="Source_20_Text">It will pull the base image (in this case, openjdk:17-jdk-slim), copy your compiled JAR file into the container, and define the command to run it.</text:span></text:p>
      <text:p text:style-name="P8"><text:span text:style-name="Source_20_Text">The resulting Docker image will contain everything needed to run your Spring Boot application, and it will be tagged with the name hpu-streaming.</text:span></text:p>
      <text:p text:style-name="P8"><text:span text:style-name="Source_20_Text"/></text:p>
      <text:p text:style-name="P27"><text:soft-page-break/></text:p>
      <text:p text:style-name="P24">COPY target/myapp.jar /app.jar:</text:p>
      <text:p text:style-name="P6"><text:span text:style-name="T5">target/myapp.jar - </text:span>Refers to the path of your JAR file in your local system (inside the <text:span text:style-name="Source_20_Text">target</text:span> directory, typically created by Maven's <text:span text:style-name="Source_20_Text">package</text:span> command).</text:p>
      <text:p text:style-name="P6">/app.jar :</text:p>
      <text:p text:style-name="P6">Specifies the location inside the Docker image where the JAR file will be placed. In this case, it's placed at the root directory of the container and named <text:span text:style-name="Source_20_Text">app.jar</text:span>.</text:p>
      <text:p text:style-name="P24">ENTRYPOINT ["java", "-jar", "/app.jar"] :</text:p>
      <text:p text:style-name="P25">The <text:span text:style-name="Source_20_Text">ENTRYPOINT</text:span> command in your Dockerfile specifies the <text:span text:style-name="Strong_20_Emphasis">default command</text:span> to run inside the container when it is launched</text:p>
      <text:p text:style-name="P24">When the container starts, it will run the command defined by <text:span text:style-name="Source_20_Text">ENTRYPOINT</text:span>, which is <text:span text:style-name="Source_20_Text">java -jar /app.jar</text:span>.</text:p>
      <text:p text:style-name="P24"><text:span text:style-name="Strong_20_Emphasis"><text:span text:style-name="Source_20_Text">java -jar /app.jar</text:span></text:span> tells Java to run the JAR file (<text:span text:style-name="Source_20_Text">/app.jar</text:span>) inside the container, effectively starting your Spring Boot application.</text:p>
      <text:p text:style-name="P24"/>
      <text:p text:style-name="P24">If <text:span text:style-name="Strong_20_Emphasis"><text:span text:style-name="Source_20_Text">ENTRYPOINT</text:span></text:span> is not defined, the container will either run a default shell or exit immediately unless a command is provided at runtime.</text:p>
      <text:p text:style-name="P29">What Happens When You Build and Run This Dockerfile</text:p>
      <text:p text:style-name="P6"><text:span text:style-name="T5">docker build -t myapp-image . --&gt;</text:span>Creates a Docker image named <text:span text:style-name="Source_20_Text">myapp-image</text:span>.</text:p>
      <text:p text:style-name="P6">docker run myapp-image --<text:span text:style-name="T9">&gt;</text:span>Starts a container from the image and runs the <text:span text:style-name="Source_20_Text">java -jar /app.jar</text:span> command, which starts your Spring Boot application.</text:p>
      <text:p text:style-name="P6"/>
      <text:p text:style-name="P6"><text:span text:style-name="Strong_20_Emphasis">Default Behavior of the </text:span><text:span text:style-name="Strong_20_Emphasis"><text:span text:style-name="Source_20_Text">docker build</text:span></text:span><text:span text:style-name="Strong_20_Emphasis"> Command</text:span>:</text:p>
      <text:p text:style-name="P1">The <text:span text:style-name="Source_20_Text">docker build</text:span> command assumes:</text:p>
      <text:p text:style-name="P1">The context (current directory) contains the <text:span text:style-name="Source_20_Text">Dockerfile</text:span>.</text:p>
      <text:p text:style-name="P1"><text:span text:style-name="T9">B</text:span>y default, it looks for a file named <text:span text:style-name="Source_20_Text">Dockerfile</text:span> in the root of the specified build context.</text:p>
      <text:p text:style-name="P1"/>
      <text:p text:style-name="P1">If Dockerfile Is in a Subdirectory:</text:p>
      <text:p text:style-name="P1"/>
      <text:p text:style-name="P2">- name: Build Docker Image</text:p>
      <text:p text:style-name="P2">run: docker build -t myapp-image -f subdirectory/Dockerfile subdirectory</text:p>
      <text:p text:style-name="P2"/>
      <text:p text:style-name="P9"><text:span text:style-name="Source_20_Text">-f subdirectory/Dockerfile</text:span>: Specifies the Dockerfile location.</text:p>
      <text:p text:style-name="P9"><text:span text:style-name="Source_20_Text">subdirectory</text:span>: Specifies the build context.</text:p>
      <text:p text:style-name="P9"/>
      <text:p text:style-name="P34"/>
      <text:p text:style-name="P10"><text:soft-page-break/><text:span text:style-name="T10">PreDefined Github Action: It </text:span>Specifies an <text:span text:style-name="Strong_20_Emphasis">action</text:span> to use in the pipeline. An action is a reusable piece of automation created by others or the community, which you can integrate into your workflows.</text:p>
      <text:p text:style-name="P10"><text:span text:style-name="T10">Ex:</text:span>uses: <text:a xlink:type="simple" xlink:href="mailto:google-github-actions/setup-gcloud@v2" text:style-name="Internet_20_link" text:visited-style-name="Visited_20_Internet_20_Link">google-github-actions/setup-gcloud@v2</text:a></text:p>
      <text:p text:style-name="P10"/>
      <text:p text:style-name="P34">Roles required for SA:</text:p>
      <text:p text:style-name="P34"><text:span text:style-name="Strong_20_Emphasis"><text:span text:style-name="Source_20_Text">roles/storage.admin</text:span></text:span>: If the pipeline needs to access Google Cloud Storage.</text:p>
      <text:p text:style-name="P34"><text:span text:style-name="Strong_20_Emphasis"><text:span text:style-name="Source_20_Text">roles/cloudbuild.builds.editor</text:span></text:span>: If the pipeline triggers builds in Cloud Build.</text:p>
      <text:p text:style-name="P34"><text:span text:style-name="Strong_20_Emphasis"><text:span text:style-name="Source_20_Text">roles/container.admin</text:span></text:span>: If the pipeline interacts with Google Kubernetes Engine (GKE).</text:p>
      <text:p text:style-name="P34"><text:span text:style-name="Strong_20_Emphasis"><text:span text:style-name="Source_20_Text">roles/viewer</text:span></text:span>: For read-only access to resources.</text:p>
      <text:p text:style-name="P30">For Deploying to GKE:</text:p>
      <text:p text:style-name="P34">roles/container.admin</text:p>
      <text:p text:style-name="P34">roles/iam.serviceAccountUser</text:p>
      <text:p text:style-name="P34">roles/storage.admin</text:p>
      <text:p text:style-name="P34">roles/cloudbuild.builds.editor</text:p>
      <text:p text:style-name="P34">roles/artifactregistry.admin</text:p>
      <text:p text:style-name="P34">artifactregistry.repositories.uploadArtifacts</text:p>
      <text:p text:style-name="P34">container.deployments.create</text:p>
      <text:p text:style-name="P11"><text:span text:style-name="T11">NameSpace:</text:span>A <text:span text:style-name="Strong_20_Emphasis">namespace</text:span> in Kubernetes is a logical isolation or partition within a cluster. It allows you to group and manage resources (like pods, services, deployments, etc.) separately, providing a way to organize and isolate them.</text:p>
      <text:p text:style-name="P11">Namespaces help segregate resources for different teams, projects, or environments (e.g., <text:span text:style-name="Source_20_Text">dev</text:span>, <text:span text:style-name="Source_20_Text">test</text:span>, <text:span text:style-name="Source_20_Text">prod</text:span>).</text:p>
      <text:p text:style-name="P11">Resource names (like pods or services) must be unique <text:span text:style-name="Strong_20_Emphasis">within a namespace</text:span>, not across the entire cluster.</text:p>
      <text:p text:style-name="P9"><text:span text:style-name="Strong_20_Emphasis">Node</text:span>: A VM (server) where Kubernetes runs.</text:p>
      <text:p text:style-name="P23"><text:span text:style-name="Strong_20_Emphasis">Pod</text:span>: A "room" in that VM that runs your app (container).</text:p>
      <text:p text:style-name="P23">A Node can have <text:span text:style-name="Strong_20_Emphasis">many Pods</text:span> running on it, depending on its capacity.</text:p>
      <text:p text:style-name="P28">Practical Example:</text:p>
      <text:p text:style-name="P28"><text:span text:style-name="T12">You have an application, say a </text:span><text:span text:style-name="Strong_20_Emphasis"><text:span text:style-name="T12">Spring Boot API</text:span></text:span><text:span text:style-name="T12">.</text:span></text:p>
      <text:p text:style-name="P23">This application is packaged into a <text:span text:style-name="Strong_20_Emphasis">Docker container</text:span>.</text:p>
      <text:p text:style-name="P23">Kubernetes creates a <text:span text:style-name="Strong_20_Emphasis">Pod</text:span> to host this container.</text:p>
      <text:p text:style-name="P23"><text:soft-page-break/>Difference Between Pod and Container in Simple Terms</text:p>
      <text:p text:style-name="P12"><text:span text:style-name="T4">Container:</text:span>A <text:span text:style-name="Strong_20_Emphasis">container</text:span> is the actual runtime environment where your application code, dependencies, and libraries are packaged and run.</text:p>
      <text:p text:style-name="P12">Think of it as the <text:span text:style-name="Strong_20_Emphasis">box</text:span> containing your app, making it portable and consistent across environments</text:p>
      <text:p text:style-name="P17"><text:span text:style-name="Strong_20_Emphasis">Example:</text:span><text:line-break/>Your <text:span text:style-name="Strong_20_Emphasis">Spring Boot app</text:span> is built into a Docker image and runs inside a container.</text:p>
      <text:p text:style-name="P17">Pod:</text:p>
      <text:p text:style-name="P17">A <text:span text:style-name="Strong_20_Emphasis">pod</text:span> is a <text:span text:style-name="Strong_20_Emphasis">wrapper</text:span> around one or more containers</text:p>
      <text:p text:style-name="P17">It provides shared resources like:</text:p>
      <text:p text:style-name="P17"><text:span text:style-name="Strong_20_Emphasis">Networking</text:span>: A unique IP for communication.</text:p>
      <text:p text:style-name="P17"><text:span text:style-name="Strong_20_Emphasis">Storage</text:span>: Shared volumes if needed.</text:p>
      <text:p text:style-name="P17">Kubernetes manages containers <text:span text:style-name="Strong_20_Emphasis">inside Pods</text:span>, not directly</text:p>
      <text:p text:style-name="P17"><text:span text:style-name="Strong_20_Emphasis">Example:</text:span><text:line-break/>A Pod hosts the container for your Spring Boot app and might also include another container for logging.</text:p>
      <text:p text:style-name="P17">In Simple Terms:</text:p>
      <text:p text:style-name="P17"><text:span text:style-name="Strong_20_Emphasis">Container:</text:span> Runs your app.</text:p>
      <text:p text:style-name="P17"><text:span text:style-name="Strong_20_Emphasis">Pod:</text:span> Groups one or more containers together and adds Kubernetes features (like networking and storage).</text:p>
      <text:p text:style-name="P17">Analogy:</text:p>
      <text:p text:style-name="P17"><text:span text:style-name="Strong_20_Emphasis">Container</text:span>: A single coffee mug (your app).</text:p>
      <text:p text:style-name="P17"><text:span text:style-name="Strong_20_Emphasis">Pod</text:span>: A tray that holds one or more coffee mugs together and makes them manageable.</text:p>
      <text:p text:style-name="P17"/>
      <text:p text:style-name="P13"><text:span text:style-name="T2">Nodes:</text:span>The cloud provider manages the <text:span text:style-name="Strong_20_Emphasis">control plane</text:span> and provisions the <text:span text:style-name="Strong_20_Emphasis">worker nodes</text:span> for you.</text:p>
      <text:p text:style-name="P13">Nodes are automatically created, scaled, and maintained based on your cluster configuration.</text:p>
      <text:p text:style-name="P13">When you deploy resources like <text:span text:style-name="Strong_20_Emphasis">Pods</text:span>, Kubernetes:</text:p>
      <text:p text:style-name="P13">Automatically schedules those Pods to available <text:span text:style-name="Strong_20_Emphasis">worker nodes</text:span>.</text:p>
      <text:p text:style-name="P13">Uses the <text:span text:style-name="Strong_20_Emphasis">container runtime</text:span> (e.g., Docker or containerd) on those nodes to run your containers.</text:p>
      <text:p text:style-name="P13"><text:span text:style-name="T13">kubectl get nodes -</text:span>It will show the list of nodes in your cluster, including their names, statuses, roles, and versions. If you see nodes here, they were automatically provisioned for you.</text:p>
      <text:p text:style-name="P13"/>
      <text:p text:style-name="P35">Deployment:</text:p>
      <text:p text:style-name="P35">Exactly! Here's how it works step by step:</text:p>
      <text:p text:style-name="P35"><text:soft-page-break/></text:p>
      <text:p text:style-name="P35">---</text:p>
      <text:p text:style-name="P35"/>
      <text:p text:style-name="P35">### **What a Deployment Does:**</text:p>
      <text:p text:style-name="P35">1. **Defines Your Application:**</text:p>
      <text:p text:style-name="P35"><text:s text:c="3"/>- A **Deployment** specifies how your application should run in Kubernetes. <text:s/></text:p>
      <text:p text:style-name="P35"><text:s text:c="3"/>- It includes:</text:p>
      <text:p text:style-name="P35"><text:s text:c="5"/>- **Container Image**: The application and its dependencies, bundled together.</text:p>
      <text:p text:style-name="P35"><text:s text:c="5"/>- **Replicas**: How many instances (Pods) of your app should run.</text:p>
      <text:p text:style-name="P35"><text:s text:c="5"/>- **Update Strategy**: How to roll out updates (e.g., RollingUpdate or Recreate).</text:p>
      <text:p text:style-name="P35"/>
      <text:p text:style-name="P35">2. **Creates and Manages Pods:**</text:p>
      <text:p text:style-name="P35"><text:s text:c="3"/>- Kubernetes uses the Deployment to create and manage **Pods**, which are the actual runtime instances of your app.</text:p>
      <text:p text:style-name="P35"/>
      <text:p text:style-name="P35">3. **Runs the Container in the Pod:**</text:p>
      <text:p text:style-name="P35"><text:s text:c="3"/>- Each **Pod** hosts one or more **Containers**. <text:s/></text:p>
      <text:p text:style-name="P35"><text:s text:c="3"/>- The container has everything your application needs:</text:p>
      <text:p text:style-name="P35"><text:s text:c="5"/>- **Code** (e.g., your Spring Boot app). <text:s/></text:p>
      <text:p text:style-name="P35"><text:s text:c="5"/>- **Runtime** (e.g., Java). <text:s/></text:p>
      <text:p text:style-name="P35"><text:s text:c="5"/>- **Dependencies** (e.g., libraries, frameworks).</text:p>
      <text:p text:style-name="P35"/>
      <text:p text:style-name="P35">4. **Ensures Stability:**</text:p>
      <text:p text:style-name="P35"><text:s text:c="3"/>- The Deployment constantly monitors the Pods and ensures they match the desired state. <text:s/></text:p>
      <text:p text:style-name="P35"><text:s text:c="3"/>- If a Pod fails, Kubernetes replaces it automatically.</text:p>
      <text:p text:style-name="P35"/>
      <text:p text:style-name="P35">---</text:p>
      <text:p text:style-name="P35"/>
      <text:p text:style-name="P35">### **Flow of Your Deployment:**</text:p>
      <text:p text:style-name="P35"/>
      <text:p text:style-name="P35">1. You define a **Deployment** in a YAML file:</text:p>
      <text:p text:style-name="P35"><text:soft-page-break/><text:s text:c="3"/>```yaml</text:p>
      <text:p text:style-name="P35"><text:s text:c="3"/>apiVersion: apps/v1</text:p>
      <text:p text:style-name="P35"><text:s text:c="3"/>kind: Deployment</text:p>
      <text:p text:style-name="P35"><text:s text:c="3"/>metadata:</text:p>
      <text:p text:style-name="P35"><text:s text:c="5"/>name: my-app-deployment</text:p>
      <text:p text:style-name="P35"><text:s text:c="3"/>spec:</text:p>
      <text:p text:style-name="P35"><text:s text:c="5"/>replicas: 3</text:p>
      <text:p text:style-name="P35"><text:s text:c="5"/>selector:</text:p>
      <text:p text:style-name="P35"><text:s text:c="7"/>matchLabels:</text:p>
      <text:p text:style-name="P35"><text:s text:c="9"/>app: my-app</text:p>
      <text:p text:style-name="P35"><text:s text:c="5"/>template:</text:p>
      <text:p text:style-name="P35"><text:s text:c="7"/>metadata:</text:p>
      <text:p text:style-name="P35"><text:s text:c="9"/>labels:</text:p>
      <text:p text:style-name="P35"><text:s text:c="11"/>app: my-app</text:p>
      <text:p text:style-name="P35"><text:s text:c="7"/>spec:</text:p>
      <text:p text:style-name="P35"><text:s text:c="9"/>containers:</text:p>
      <text:p text:style-name="P35"><text:s text:c="11"/>- name: my-app-container</text:p>
      <text:p text:style-name="P35"><text:s text:c="13"/>image: my-app:latest</text:p>
      <text:p text:style-name="P35"><text:s text:c="13"/>ports:</text:p>
      <text:p text:style-name="P35"><text:s text:c="15"/>- containerPort: 8080</text:p>
      <text:p text:style-name="P35"><text:s text:c="3"/>```</text:p>
      <text:p text:style-name="P35"/>
      <text:p text:style-name="P35">2. Kubernetes does the following:</text:p>
      <text:p text:style-name="P35"><text:s text:c="3"/>- Creates 3 **Pods** (as specified by `replicas: 3`).</text:p>
      <text:p text:style-name="P35"><text:s text:c="3"/>- Each Pod runs a **Container** using the `my-app:latest` image.</text:p>
      <text:p text:style-name="P35"/>
      <text:p text:style-name="P35">3. Inside the Container:</text:p>
      <text:p text:style-name="P35"><text:s text:c="3"/>- Your application code, runtime (e.g., Java or Python), and dependencies are bundled into the image.</text:p>
      <text:p text:style-name="P35"/>
      <text:p text:style-name="P35">4. Kubernetes ensures:</text:p>
      <text:p text:style-name="P35"><text:soft-page-break/><text:s text:c="3"/>- If one Pod crashes, it creates a new one automatically.</text:p>
      <text:p text:style-name="P35"><text:s text:c="3"/>- Updates happen without downtime (e.g., rolling updates).</text:p>
      <text:p text:style-name="P35"/>
      <text:p text:style-name="P35">---</text:p>
      <text:p text:style-name="P35"/>
      <text:p text:style-name="P35">### **In Summary:**</text:p>
      <text:p text:style-name="P35">- Your **Deployment** defines the desired state of your app.</text:p>
      <text:p text:style-name="P35">- It creates **Pods**, which run **Containers**.</text:p>
      <text:p text:style-name="P35">- The **Container** holds your application, runtime, and all dependencies, making it a self-contained environment.</text:p>
      <text:p text:style-name="P35"/>
      <text:p text:style-name="P35">This setup ensures your app is consistent, portable, and resilient.</text:p>
      <text:p text:style-name="P31">Pod:</text:p>
      <text:p text:style-name="P31"><text:span text:style-name="Strong_20_Emphasis">Purpose:</text:span> A <text:span text:style-name="Strong_20_Emphasis">Pod</text:span> is primarily used for <text:span text:style-name="Strong_20_Emphasis">networking</text:span>, <text:span text:style-name="Strong_20_Emphasis">resource sharing</text:span>, and <text:span text:style-name="Strong_20_Emphasis">managing containers</text:span>.</text:p>
      <text:p text:style-name="P35">It is a <text:span text:style-name="Strong_20_Emphasis">wrapper</text:span> that holds one or more <text:span text:style-name="Strong_20_Emphasis">containers</text:span>.</text:p>
      <text:p text:style-name="P35">It provides <text:span text:style-name="Strong_20_Emphasis">networking</text:span> (a shared IP for the containers inside it) and <text:span text:style-name="Strong_20_Emphasis">shared storage</text:span> (if volumes are used).</text:p>
      <text:p text:style-name="P35">A Pod is also the unit that Kubernetes manages and schedules across the nodes in the cluster.</text:p>
      <text:p text:style-name="P35">In Summary:</text:p>
      <text:p text:style-name="P35"><text:span text:style-name="Strong_20_Emphasis">Pods</text:span>: Handle networking and resource management for the containers inside them.</text:p>
      <text:p text:style-name="P35"><text:span text:style-name="Strong_20_Emphasis">Containers</text:span>: Actually run your application with all the needed dependencies.</text:p>
      <text:p text:style-name="P35"/>
      <text:p text:style-name="P31">K8 Hierarchy:</text:p>
      <text:p text:style-name="P35">Explanation:</text:p>
      <text:p text:style-name="P35"><text:span text:style-name="Strong_20_Emphasis">Cluster</text:span> → contains multiple <text:span text:style-name="Strong_20_Emphasis">Nodes</text:span>.</text:p>
      <text:p text:style-name="P35"><text:span text:style-name="Strong_20_Emphasis">Namespace</text:span> → organizes resources in the cluster but does not directly contain Nodes or Pods.</text:p>
      <text:p text:style-name="P35"><text:span text:style-name="Strong_20_Emphasis">Node</text:span> → executes <text:span text:style-name="Strong_20_Emphasis">Pods</text:span>.</text:p>
      <text:p text:style-name="P35"><text:span text:style-name="Strong_20_Emphasis">Pod</text:span> → contains one or more <text:span text:style-name="Strong_20_Emphasis">Containers</text:span>.</text:p>
      <text:p text:style-name="P31">Example:</text:p>
      <text:p text:style-name="P31"><text:span text:style-name="T14">Create a </text:span><text:span text:style-name="Strong_20_Emphasis"><text:span text:style-name="T14">Cluster</text:span></text:span><text:span text:style-name="T14"> in GCP.</text:span></text:p>
      <text:p text:style-name="P31"><text:span text:style-name="T14">Define a </text:span><text:span text:style-name="Strong_20_Emphasis"><text:span text:style-name="T14">Namespace</text:span></text:span><text:span text:style-name="T14"> called </text:span><text:span text:style-name="Source_20_Text"><text:span text:style-name="T14">dev</text:span></text:span></text:p>
      <text:p text:style-name="P31"><text:soft-page-break/><text:span text:style-name="Source_20_Text"><text:span text:style-name="T14">Create a </text:span></text:span><text:span text:style-name="Source_20_Text"><text:span text:style-name="Strong_20_Emphasis"><text:span text:style-name="T14">Node</text:span></text:span></text:span><text:span text:style-name="Source_20_Text"><text:span text:style-name="T14"> (or Kubernetes provisions one for you).</text:span></text:span></text:p>
      <text:p text:style-name="P31"><text:span text:style-name="Source_20_Text"><text:span text:style-name="T14">Deploy a </text:span></text:span><text:span text:style-name="Source_20_Text"><text:span text:style-name="Strong_20_Emphasis"><text:span text:style-name="T14">Pod</text:span></text:span></text:span><text:span text:style-name="Source_20_Text"><text:span text:style-name="T14"> with a container running your Spring Boot app.</text:span></text:span></text:p>
      <text:p text:style-name="P32"><text:span text:style-name="Source_20_Text"><text:span text:style-name="T15">Rolling Update:</text:span></text:span></text:p>
      <text:p text:style-name="P33">### **Rolling Update (in Kubernetes)**</text:p>
      <text:p text:style-name="P33"/>
      <text:p text:style-name="P33">A **Rolling Update** is a strategy in Kubernetes to **update your application** with **zero downtime**. It gradually replaces the old version of your application with the new version, one Pod at a time.</text:p>
      <text:p text:style-name="P33"/>
      <text:p text:style-name="P33">---</text:p>
      <text:p text:style-name="P18">### **How it Works:**</text:p>
      <text:p text:style-name="P18">- Kubernetes updates the Pods in your Deployment one at a time (or in small batches), ensuring that some Pods are always running the old version while the new version is being deployed.</text:p>
      <text:p text:style-name="P18">- It checks that the new Pods are working correctly before moving to the next one.</text:p>
      <text:p text:style-name="P18">Benefits:**</text:p>
      <text:p text:style-name="P18">- **Zero Downtime**: Users won't experience service interruption during updates.</text:p>
      <text:p text:style-name="P18">- **Safe Updates**: If something goes wrong with the new version, Kubernetes stops updating and keeps the old version running.</text:p>
      <text:p text:style-name="P18">In Simple Terms:**</text:p>
      <text:p text:style-name="P18">- Imagine you have 5 Pods running version 1 of your app.</text:p>
      <text:p text:style-name="P18">- With a **Rolling Update**, Kubernetes will:</text:p>
      <text:p text:style-name="P18"><text:s text:c="2"/>1. Update 1 Pod to version 2.</text:p>
      <text:p text:style-name="P18"><text:s text:c="2"/>2. Check if it works fine.</text:p>
      <text:p text:style-name="P18"><text:s text:c="2"/>3. If successful, update the next Pod.</text:p>
      <text:p text:style-name="P18"><text:s text:c="2"/>4. Continue until all Pods are updated to version 2.</text:p>
      <text:p text:style-name="P18"/>
      <text:p text:style-name="P18">This way, your app always has Pods running, even during an update.</text:p>
      <text:p text:style-name="P21">Yaml Indundation</text:p>
      <text:p text:style-name="P18"><text:span text:style-name="Source_20_Text">workflow_dispatch</text:span> and <text:span text:style-name="Source_20_Text">push</text:span> are sub-keys of <text:span text:style-name="Source_20_Text">on</text:span>.</text:p>
      <text:p text:style-name="P18"><text:span text:style-name="Source_20_Text">branches</text:span> is a sub-block of <text:span text:style-name="Source_20_Text">push</text:span>, and <text:span text:style-name="Source_20_Text">- teja</text:span> is an item in a list under <text:span text:style-name="Source_20_Text">branches</text:span>.</text:p>
      <text:p text:style-name="P19"><text:span text:style-name="Strong_20_Emphasis">Parent-Child Relationships</text:span>: Indented lines are children (sub-blocks) of the previous less-indented line.</text:p>
      <text:p text:style-name="P18"><text:soft-page-break/>When you use <text:span text:style-name="Source_20_Text">-</text:span> followed by a space, you're defining an item in a <text:span text:style-name="Strong_20_Emphasis">list</text:span>.</text:p>
      <text:p text:style-name="P18">Here, <text:span text:style-name="Source_20_Text">branches</text:span> contains a list with two items: <text:span text:style-name="Source_20_Text">main</text:span> and <text:span text:style-name="Source_20_Text">teja</text:span></text:p>
      <text:p text:style-name="P18"><text:span text:style-name="Source_20_Text">&lt;source-image&gt;: The name of the local image you want to tag.</text:span></text:p>
      <text:list xml:id="list6884635809051444917" text:style-name="L1">
        <text:list-item>
          <text:p text:style-name="P46"><text:span text:style-name="Source_20_Text"><text:span text:style-name="T3">&lt;source-tag&gt;</text:span></text:span><text:span text:style-name="T3">: The tag of the local image (e.g., </text:span><text:span text:style-name="Source_20_Text"><text:span text:style-name="T3">latest</text:span></text:span><text:span text:style-name="T3">).</text:span></text:p>
        </text:list-item>
      </text:list>
      <text:list xml:id="list1516305638164890054" text:style-name="L2">
        <text:list-item>
          <text:p text:style-name="P47"><text:span text:style-name="Source_20_Text"><text:span text:style-name="T3">&lt;registry&gt;</text:span></text:span><text:span text:style-name="T3">: The GAR hostname (e.g., </text:span><text:span text:style-name="Source_20_Text"><text:span text:style-name="T3">region-docker.pkg.dev</text:span></text:span><text:span text:style-name="T3"> for GAR).</text:span></text:p>
        </text:list-item>
      </text:list>
      <text:list xml:id="list9035295011696554815" text:style-name="L3">
        <text:list-item>
          <text:p text:style-name="P48"><text:span text:style-name="Source_20_Text"><text:span text:style-name="T3">&lt;repository&gt;</text:span></text:span><text:span text:style-name="T3">: The repository in GAR (e.g., </text:span><text:span text:style-name="Source_20_Text"><text:span text:style-name="T3">my-repo</text:span></text:span><text:span text:style-name="T3">).</text:span></text:p>
        </text:list-item>
      </text:list>
      <text:list xml:id="list3190190746620400750" text:style-name="L4">
        <text:list-item>
          <text:p text:style-name="P49"><text:span text:style-name="Source_20_Text"><text:span text:style-name="T3">&lt;image-name&gt;</text:span></text:span><text:span text:style-name="T3">: The name of your Docker image (e.g., </text:span><text:span text:style-name="Source_20_Text"><text:span text:style-name="T3">my-app</text:span></text:span><text:span text:style-name="T3">).</text:span></text:p>
        </text:list-item>
      </text:list>
      <text:list xml:id="list7358462661265923063" text:style-name="L5">
        <text:list-item>
          <text:p text:style-name="P50"><text:span text:style-name="Source_20_Text"><text:span text:style-name="T3">&lt;tag&gt;</text:span></text:span><text:span text:style-name="T3">: The specific version or tag for the image (e.g., </text:span><text:span text:style-name="Source_20_Text"><text:span text:style-name="T3">v1.0.0</text:span></text:span><text:span text:style-name="T3">).</text:span></text:p>
        </text:list-item>
      </text:list>
      <text:p text:style-name="P36"/>
      <text:p text:style-name="P18"><text:span text:style-name="Strong_20_Emphasis">You cannot skip the source image and tag</text:span> when using <text:span text:style-name="Source_20_Text">docker tag</text:span>.</text:p>
      <text:list xml:id="list4300584551496529272" text:style-name="L6">
        <text:list-item>
          <text:p text:style-name="P75">If no source tag is specified, Docker defaults to <text:span text:style-name="Source_20_Text">:latest</text:span>.</text:p>
        </text:list-item>
      </text:list>
      <text:list xml:id="list3339896698234425051" text:style-name="L7">
        <text:list-item>
          <text:p text:style-name="P51">If you don’t want to retag an existing image, consider tagging during the <text:span text:style-name="Source_20_Text">docker build</text:span> step.</text:p>
        </text:list-item>
      </text:list>
      <text:p text:style-name="P18"/>
      <text:p text:style-name="P20">Dockerfile vs Docker-Commpose</text:p>
      <text:h text:style-name="P38" text:outline-level="3"><text:span text:style-name="Strong_20_Emphasis"><text:span text:style-name="T16">Dockerfile vs Docker Compose: Key Differences</text:span></text:span></text:h>
      <text:h text:style-name="P38" text:outline-level="3"><text:span text:style-name="Strong_20_Emphasis"/></text:h>
      <text:h text:style-name="Heading_20_4" text:outline-level="4">1.<text:span text:style-name="T3"> </text:span><text:span text:style-name="Strong_20_Emphasis"><text:span text:style-name="T3">Purpose</text:span></text:span></text:h>
      <text:list xml:id="list5217251602085373631" text:style-name="L8">
        <text:list-item>
          <text:p text:style-name="P76"><text:span text:style-name="Strong_20_Emphasis"><text:span text:style-name="T3">Dockerfile</text:span></text:span><text:span text:style-name="T3">: A script that defines how to build a </text:span><text:span text:style-name="Strong_20_Emphasis"><text:span text:style-name="T3">single Docker image</text:span></text:span><text:span text:style-name="T3">. It contains a set of instructions to create an image by specifying the base image, software installation steps, environment variables, and more.</text:span></text:p>
        </text:list-item>
        <text:list-item>
          <text:p text:style-name="P52"><text:span text:style-name="Strong_20_Emphasis"><text:span text:style-name="T3">Docker Compose</text:span></text:span><text:span text:style-name="T3">: A tool to define and manage </text:span><text:span text:style-name="Strong_20_Emphasis"><text:span text:style-name="T3">multi-container applications</text:span></text:span><text:span text:style-name="T3">. It uses a </text:span><text:span text:style-name="Source_20_Text"><text:span text:style-name="T3">docker-compose.yml</text:span></text:span><text:span text:style-name="T3"> file to configure multiple containers (services), networks, and volumes, and allows you to manage them together.</text:span></text:p>
        </text:list-item>
      </text:list>
      <text:h text:style-name="Heading_20_4" text:outline-level="4"><text:span text:style-name="T3">2. </text:span><text:span text:style-name="Strong_20_Emphasis"><text:span text:style-name="T3">Content</text:span></text:span></text:h>
      <text:list xml:id="list7920650394103213791" text:style-name="L9">
        <text:list-item>
          <text:p text:style-name="P53"><text:span text:style-name="Strong_20_Emphasis"><text:span text:style-name="T3">Dockerfile</text:span></text:span><text:span text:style-name="T3">: Contains step-by-step instructions to </text:span><text:span text:style-name="Strong_20_Emphasis"><text:span text:style-name="T3">build</text:span></text:span><text:span text:style-name="T3"> a Docker image. It typically includes commands like </text:span><text:span text:style-name="Source_20_Text"><text:span text:style-name="T3">FROM</text:span></text:span><text:span text:style-name="T3">, </text:span><text:span text:style-name="Source_20_Text"><text:span text:style-name="T3">RUN</text:span></text:span><text:span text:style-name="T3">, </text:span><text:span text:style-name="Source_20_Text"><text:span text:style-name="T3">COPY</text:span></text:span><text:span text:style-name="T3">, </text:span><text:span text:style-name="Source_20_Text"><text:span text:style-name="T3">EXPOSE</text:span></text:span><text:span text:style-name="T3">, etc.</text:span></text:p>
        </text:list-item>
      </text:list>
      <text:p text:style-name="P14"><text:span text:style-name="Strong_20_Emphasis"><text:tab/>Docker Compose: Defines services, networks, and volumes. It tells Docker how to set up <text:tab/>and connect multiple containers for a single application.</text:span></text:p>
      <text:h text:style-name="P4" text:outline-level="4"><text:span text:style-name="Strong_20_Emphasis">Use Case</text:span></text:h>
      <text:list xml:id="list6086648741034657449" text:style-name="L10">
        <text:list-item>
          <text:p text:style-name="P77"><text:span text:style-name="Strong_20_Emphasis"><text:span text:style-name="T3">Dockerfile</text:span></text:span><text:span text:style-name="T3">: Used to build a </text:span><text:span text:style-name="Strong_20_Emphasis"><text:span text:style-name="T3">single image</text:span></text:span><text:span text:style-name="T3"> for an application or service.</text:span></text:p>
        </text:list-item>
        <text:list-item>
          <text:p text:style-name="P54"><text:span text:style-name="Strong_20_Emphasis"><text:span text:style-name="T3">Docker Compose</text:span></text:span><text:span text:style-name="T3">: Used to define and run </text:span><text:span text:style-name="Strong_20_Emphasis"><text:span text:style-name="T3">multi-container applications</text:span></text:span><text:span text:style-name="T3"> where different services (like a web app, database, cache, etc.) need to work together.</text:span></text:p>
        </text:list-item>
      </text:list>
      <text:h text:style-name="Heading_20_4" text:outline-level="4"><text:soft-page-break/><text:span text:style-name="T3">4. </text:span><text:span text:style-name="Strong_20_Emphasis"><text:span text:style-name="T3">Execution</text:span></text:span></text:h>
      <text:list xml:id="list688970636510884546" text:style-name="L11">
        <text:list-item>
          <text:p text:style-name="P78"><text:span text:style-name="Strong_20_Emphasis"><text:span text:style-name="T3">Dockerfile</text:span></text:span><text:span text:style-name="T3">: You run </text:span><text:span text:style-name="Source_20_Text"><text:span text:style-name="T3">docker build</text:span></text:span><text:span text:style-name="T3"> to create an image from the Dockerfile.</text:span></text:p>
        </text:list-item>
        <text:list-item>
          <text:p text:style-name="P55"><text:span text:style-name="Strong_20_Emphasis"><text:span text:style-name="T3">Docker Compose</text:span></text:span><text:span text:style-name="T3">: You run </text:span><text:span text:style-name="Source_20_Text"><text:span text:style-name="T3">docker-compose up</text:span></text:span><text:span text:style-name="T3"> to start all the containers defined in the </text:span><text:span text:style-name="Source_20_Text"><text:span text:style-name="T3">docker-compose.yml</text:span></text:span><text:span text:style-name="T3"> file.</text:span></text:p>
        </text:list-item>
      </text:list>
      <text:h text:style-name="Heading_20_4" text:outline-level="4"><text:span text:style-name="T3">5. </text:span><text:span text:style-name="Strong_20_Emphasis"><text:span text:style-name="T3">Scope</text:span></text:span></text:h>
      <text:list xml:id="list3497873855504162763" text:style-name="L12">
        <text:list-item>
          <text:p text:style-name="P79"><text:span text:style-name="Strong_20_Emphasis"><text:span text:style-name="T3">Dockerfile</text:span></text:span><text:span text:style-name="T3">: Deals with the creation of one image.</text:span></text:p>
        </text:list-item>
        <text:list-item>
          <text:p text:style-name="P56"><text:span text:style-name="Strong_20_Emphasis"><text:span text:style-name="T3">Docker Compose</text:span></text:span><text:span text:style-name="T3">: Manages multiple containers (services) and their relationships (networks, volumes).</text:span></text:p>
        </text:list-item>
      </text:list>
      <text:p text:style-name="P14"><text:span text:style-name="Strong_20_Emphasis">The line </text:span><text:span text:style-name="Strong_20_Emphasis"><text:span text:style-name="Source_20_Text">./path/to/your/local/petclinic.jar:/app/petclinic.jar</text:span></text:span><text:span text:style-name="Strong_20_Emphasis"> in the </text:span><text:span text:style-name="Strong_20_Emphasis"><text:span text:style-name="Source_20_Text">volumes</text:span></text:span><text:span text:style-name="Strong_20_Emphasis"> section of the </text:span><text:span text:style-name="Strong_20_Emphasis"><text:span text:style-name="Source_20_Text">postgres</text:span></text:span><text:span text:style-name="Strong_20_Emphasis"> service mounts the local </text:span><text:span text:style-name="Strong_20_Emphasis"><text:span text:style-name="Source_20_Text">petclinic.jar</text:span></text:span><text:span text:style-name="Strong_20_Emphasis"> file to the </text:span><text:span text:style-name="Strong_20_Emphasis"><text:span text:style-name="Source_20_Text">/app/petclinic.jar</text:span></text:span><text:span text:style-name="Strong_20_Emphasis"> path inside the container.</text:span></text:p>
      <text:list xml:id="list903008541619607442" text:style-name="L13">
        <text:list-item>
          <text:p text:style-name="P80"><text:span text:style-name="T3">You can adjust the path on the left side (</text:span><text:span text:style-name="Source_20_Text"><text:span text:style-name="T3">./path/to/your/local/petclinic.jar</text:span></text:span><text:span text:style-name="T3">) to the actual location of your </text:span><text:span text:style-name="Source_20_Text"><text:span text:style-name="T3">.jar</text:span></text:span><text:span text:style-name="T3"> file on your local machine.</text:span></text:p>
        </text:list-item>
        <text:list-item>
          <text:p text:style-name="P57"><text:span text:style-name="T3">The right side (</text:span><text:span text:style-name="Source_20_Text"><text:span text:style-name="T3">/app/petclinic.jar</text:span></text:span><text:span text:style-name="T3">) is the path inside the container where the file will be mounted.</text:span></text:p>
        </text:list-item>
      </text:list>
      <text:h text:style-name="P37" text:outline-level="3" text:is-list-header="true">Key Notes:</text:h>
      <text:list xml:id="list3840311889259609482" text:style-name="L14">
        <text:list-item>
          <text:p text:style-name="P81"><text:span text:style-name="Strong_20_Emphasis"><text:span text:style-name="T3">Volumes</text:span></text:span><text:span text:style-name="T3"> are a way to share files between your local system and the container. You don’t "copy" the files, you just mount them.</text:span></text:p>
        </text:list-item>
        <text:list-item>
          <text:p text:style-name="P58">This method is commonly used for configuration files, application data, or any other files that need to be accessible by the container at runtime.</text:p>
        </text:list-item>
      </text:list>
      <text:h text:style-name="P37" text:outline-level="3" text:is-list-header="true">How This Works:</text:h>
      <text:p text:style-name="Text_20_body"><text:span text:style-name="T3">When you run </text:span><text:span text:style-name="Source_20_Text"><text:span text:style-name="T3">docker-compose up</text:span></text:span><text:span text:style-name="T3">, Docker Compose will mount the specified file or directory from your local system into the container. The container will then have access to that file in the specified path, and you can use it within the container as needed.</text:span></text:p>
      <text:p text:style-name="P14"><text:span text:style-name="Strong_20_Emphasis"/></text:p>
      <text:p text:style-name="P20"><text:span text:style-name="Strong_20_Emphasis"><text:span text:style-name="Source_20_Text">MatchLabels </text:span></text:span><text:span text:style-name="Strong_20_Emphasis">in </text:span><text:span text:style-name="Strong_20_Emphasis"><text:span text:style-name="Source_20_Text">selector</text:span></text:span><text:span text:style-name="Strong_20_Emphasis">:</text:span><text:line-break/>This specifies which Pods the Deployment should manage. It tells Kubernetes to look for Pods with labels matching <text:span text:style-name="Source_20_Text">app: app-v1</text:span>. If these labels match, the Deployment considers those Pods part of its control.</text:p>
      <text:list xml:id="list2907713535450044840" text:style-name="L15">
        <text:list-item>
          <text:p text:style-name="P59"><text:span text:style-name="Strong_20_Emphasis"><text:span text:style-name="Source_20_Text">labels</text:span></text:span><text:span text:style-name="Strong_20_Emphasis"> in the </text:span><text:span text:style-name="Strong_20_Emphasis"><text:span text:style-name="Source_20_Text">template</text:span></text:span><text:span text:style-name="Strong_20_Emphasis"> section:</text:span><text:line-break/>This defines the labels that will be assigned to Pods when they are created by this Deployment. These labels are essentially applied to all new Pods that the Deployment generates.</text:p>
        </text:list-item>
      </text:list>
      <text:p text:style-name="Text_20_body">In essence:</text:p>
      <text:list xml:id="list2226300524114704532" text:style-name="L16">
        <text:list-item>
          <text:p text:style-name="P82">The <text:span text:style-name="Source_20_Text">matchLabels</text:span> ensures the Deployment targets the correct Pods for scaling, updates, or rollbacks.</text:p>
        </text:list-item>
        <text:list-item>
          <text:p text:style-name="P60">The <text:span text:style-name="Source_20_Text">labels</text:span> in the <text:span text:style-name="Source_20_Text">template</text:span> define the labels applied to the Pods when they are first <text:soft-page-break/>created.</text:p>
        </text:list-item>
      </text:list>
      <text:p text:style-name="P20"/>
      <text:p text:style-name="P22">Labels:</text:p>
      <text:p text:style-name="P22">The <text:span text:style-name="Strong_20_Emphasis"><text:span text:style-name="Source_20_Text">labels</text:span></text:span> in the <text:span text:style-name="Strong_20_Emphasis"><text:span text:style-name="Source_20_Text">metadata</text:span></text:span> section of the Deployment do <text:span text:style-name="Strong_20_Emphasis">not need to match</text:span> the <text:span text:style-name="Strong_20_Emphasis"><text:span text:style-name="Source_20_Text">selector.matchLabels</text:span></text:span> or the <text:span text:style-name="Strong_20_Emphasis"><text:span text:style-name="Source_20_Text">labels</text:span></text:span><text:span text:style-name="Strong_20_Emphasis"> in the template</text:span>. Here’s why:</text:p>
      <text:h text:style-name="Heading_20_3" text:outline-level="3">Key Points:</text:h>
      <text:list xml:id="list3127902923286093169" text:style-name="L17">
        <text:list-item>
          <text:p text:style-name="P61"><text:span text:style-name="Strong_20_Emphasis"><text:span text:style-name="Source_20_Text">metadata.labels</text:span></text:span><text:span text:style-name="Strong_20_Emphasis">:</text:span><text:line-break/>These are the labels for the <text:span text:style-name="Strong_20_Emphasis">Deployment object itself</text:span>, used for organizing and querying the Deployment resource.</text:p>
          <text:list>
            <text:list-item>
              <text:p text:style-name="P83">They are <text:span text:style-name="Strong_20_Emphasis">independent</text:span> of the labels in the <text:span text:style-name="Source_20_Text">spec.selector</text:span> and <text:span text:style-name="Source_20_Text">template</text:span>.</text:p>
            </text:list-item>
          </text:list>
        </text:list-item>
        <text:list-item>
          <text:p text:style-name="P61"><text:span text:style-name="Strong_20_Emphasis"><text:span text:style-name="Source_20_Text">spec.selector.matchLabels</text:span></text:span><text:span text:style-name="Strong_20_Emphasis">:</text:span><text:line-break/>These define which Pods the Deployment should manage. They <text:span text:style-name="Strong_20_Emphasis">must match</text:span> the <text:span text:style-name="Source_20_Text">labels</text:span> in the <text:span text:style-name="Source_20_Text">template</text:span>.</text:p>
        </text:list-item>
        <text:list-item>
          <text:p text:style-name="P61"><text:span text:style-name="Strong_20_Emphasis"><text:span text:style-name="Source_20_Text">template.labels</text:span></text:span><text:span text:style-name="Strong_20_Emphasis">:</text:span><text:line-break/>These labels are applied to the Pods created by the Deployment. They <text:span text:style-name="Strong_20_Emphasis">must match</text:span> the <text:span text:style-name="Source_20_Text">spec.selector.matchLabels</text:span> to ensure the Deployment manages its Pods.</text:p>
        </text:list-item>
      </text:list>
      <text:h text:style-name="Heading_20_3" text:outline-level="3" text:is-list-header="true">Matching Requirements:</text:h>
      <text:list xml:id="list3612746199943496261" text:style-name="L18">
        <text:list-item>
          <text:p text:style-name="P84">The <text:span text:style-name="Strong_20_Emphasis"><text:span text:style-name="Source_20_Text">labels</text:span></text:span><text:span text:style-name="Strong_20_Emphasis"> in </text:span><text:span text:style-name="Strong_20_Emphasis"><text:span text:style-name="Source_20_Text">spec.template.metadata</text:span></text:span> <text:span text:style-name="Strong_20_Emphasis">must match</text:span> the <text:span text:style-name="Strong_20_Emphasis"><text:span text:style-name="Source_20_Text">matchLabels</text:span></text:span><text:span text:style-name="Strong_20_Emphasis"> in </text:span><text:span text:style-name="Strong_20_Emphasis"><text:span text:style-name="Source_20_Text">spec.selector</text:span></text:span>, as these establish the link between the Deployment and its Pods.</text:p>
        </text:list-item>
        <text:list-item>
          <text:p text:style-name="P62">The <text:span text:style-name="Strong_20_Emphasis"><text:span text:style-name="Source_20_Text">labels</text:span></text:span><text:span text:style-name="Strong_20_Emphasis"> in </text:span><text:span text:style-name="Strong_20_Emphasis"><text:span text:style-name="Source_20_Text">metadata</text:span></text:span> for the Deployment itself are <text:span text:style-name="Strong_20_Emphasis">optional</text:span> and are unrelated to the <text:span text:style-name="Source_20_Text">matchLabels</text:span> or <text:span text:style-name="Source_20_Text">template.labels</text:span>.</text:p>
        </text:list-item>
      </text:list>
      <text:h text:style-name="P39" text:outline-level="3">Example of Kubernetes Objects:</text:h>
      <text:list xml:id="list4624457598880216014" text:style-name="L19">
        <text:list-item>
          <text:p text:style-name="P63"><text:span text:style-name="Strong_20_Emphasis">Pod:</text:span><text:line-break/>Represents a single instance of a running process in your cluster (usually a container).<text:line-break/>Example: Running an Nginx server.</text:p>
        </text:list-item>
        <text:list-item>
          <text:p text:style-name="P63"><text:span text:style-name="Strong_20_Emphasis">Service:</text:span><text:line-break/>Exposes Pods to enable communication between them or external clients.</text:p>
        </text:list-item>
        <text:list-item>
          <text:p text:style-name="P63"><text:span text:style-name="Strong_20_Emphasis">Deployment:</text:span><text:line-break/>Manages the desired state of Pods and ensures replication, updates, and rollback.</text:p>
        </text:list-item>
        <text:list-item>
          <text:p text:style-name="P63"><text:span text:style-name="Strong_20_Emphasis">Secret:</text:span><text:line-break/>Stores sensitive information like passwords or tokens securely.</text:p>
        </text:list-item>
        <text:list-item>
          <text:p text:style-name="P63"><text:span text:style-name="Strong_20_Emphasis">ConfigMap:</text:span><text:line-break/>Stores configuration data to be used by applications.</text:p>
        </text:list-item>
      </text:list>
      <text:p text:style-name="P22"><text:span text:style-name="Strong_20_Emphasis">Dockerfile:</text:span> This is where you define how to take the JAR file (compiled by Maven or other build tools) and put it inside a Docker container. The <text:span text:style-name="Source_20_Text">Dockerfile</text:span> typically specifies:</text:p>
      <text:list xml:id="list6384407698200487701" text:style-name="L20">
        <text:list-item>
          <text:p text:style-name="P85">A base image (e.g., <text:span text:style-name="Source_20_Text">openjdk:17</text:span>).</text:p>
        </text:list-item>
        <text:list-item>
          <text:p text:style-name="P85"><text:soft-page-break/>A copy command to copy the JAR file into the image.</text:p>
        </text:list-item>
        <text:list-item>
          <text:p text:style-name="P64">An entry point (e.g., <text:span text:style-name="Source_20_Text">java -jar my-app.jar</text:span>) to run the application when the container starts.</text:p>
        </text:list-item>
      </text:list>
      <text:h text:style-name="P39" text:outline-level="3">Key Concepts:</text:h>
      <text:list xml:id="list5002938497109256981" text:style-name="L21">
        <text:list-item>
          <text:p text:style-name="P86"><text:span text:style-name="Strong_20_Emphasis">JAR File:</text:span> This is the output of your application build (e.g., a Spring Boot app). It contains all the code, resources, and dependencies necessary to run your application.</text:p>
        </text:list-item>
        <text:list-item>
          <text:p text:style-name="P86"><text:span text:style-name="Strong_20_Emphasis">Dockerfile:</text:span> This file defines how to build a Docker image for your application. It includes steps like setting the base image, copying the JAR file into the container, and defining how the application should run inside the container.</text:p>
        </text:list-item>
        <text:list-item>
          <text:p text:style-name="P65"><text:span text:style-name="Strong_20_Emphasis">docker-compose.yml:</text:span> This file is used to define and run multi-container Docker applications. It specifies the services, networks, and volumes that your application needs. It references Docker images (either pre-built or built via a <text:span text:style-name="Source_20_Text">Dockerfile</text:span>).</text:p>
        </text:list-item>
      </text:list>
      <text:h text:style-name="Heading_20_3" text:outline-level="3" text:is-list-header="true">The Relationship:</text:h>
      <text:list xml:id="list8545663441547348211" text:style-name="L22">
        <text:list-item>
          <text:p text:style-name="P66"><text:span text:style-name="Strong_20_Emphasis">JAR Files (Application):</text:span> These are the artifacts you want to run inside a container (e.g., <text:span text:style-name="Source_20_Text">my-app.jar</text:span>). You need a way to get this JAR file into a Docker container, so the container can run it.</text:p>
        </text:list-item>
        <text:list-item>
          <text:p text:style-name="P66"><text:span text:style-name="Strong_20_Emphasis">Dockerfile:</text:span> This is where you define how to take the JAR file (compiled by Maven or other build tools) and put it inside a Docker container. The <text:span text:style-name="Source_20_Text">Dockerfile</text:span> typically specifies:</text:p>
          <text:list>
            <text:list-item>
              <text:p text:style-name="P87">A base image (e.g., <text:span text:style-name="Source_20_Text">openjdk:17</text:span>).</text:p>
            </text:list-item>
            <text:list-item>
              <text:p text:style-name="P87">A copy command to copy the JAR file into the image.</text:p>
            </text:list-item>
            <text:list-item>
              <text:p text:style-name="P87">An entry point (e.g., <text:span text:style-name="Source_20_Text">java -jar my-app.jar</text:span>) to run the application when the container starts.</text:p>
            </text:list-item>
          </text:list>
        </text:list-item>
        <text:list-item>
          <text:p text:style-name="P66"><text:span text:style-name="Strong_20_Emphasis">docker-compose.yml:</text:span> This is where you define <text:span text:style-name="Strong_20_Emphasis">all the services</text:span> in your application (e.g., the database and the application container). You use <text:span text:style-name="Source_20_Text">docker-compose.yml</text:span> to link containers and make sure they can talk to each other, e.g., your application container talking to the MySQL container. The <text:span text:style-name="Strong_20_Emphasis">important thing</text:span> is that <text:span text:style-name="Source_20_Text">docker-compose.yml</text:span> doesn’t define how to build your application's Docker image. It can either:</text:p>
          <text:list>
            <text:list-item>
              <text:p text:style-name="P87">Reference an <text:span text:style-name="Strong_20_Emphasis">already built image</text:span> from a registry (like Docker Hub).</text:p>
            </text:list-item>
            <text:list-item>
              <text:p text:style-name="P66">Or, you can use <text:span text:style-name="Source_20_Text">docker-compose.yml</text:span> to <text:span text:style-name="Strong_20_Emphasis">build the image</text:span> using a <text:span text:style-name="Source_20_Text">Dockerfile</text:span>.</text:p>
            </text:list-item>
          </text:list>
        </text:list-item>
      </text:list>
      <text:p text:style-name="P3">we are defining env variables in mysql and postgres microservices again why we are defining them at application container level?</text:p>
      <text:h text:style-name="Heading_20_6" text:outline-level="6">ChatGPT said:</text:h>
      <text:p text:style-name="Text_20_body">We define environment variables in the <text:span text:style-name="Strong_20_Emphasis">application container</text:span> because the application needs them to know <text:span text:style-name="Strong_20_Emphasis">how to connect to the microservices (MySQL, PostgreSQL, etc.)</text:span>.</text:p>
      <text:p text:style-name="Text_20_body">For example:</text:p>
      <text:list xml:id="list3949358405350281986" text:style-name="L23">
        <text:list-item>
          <text:p text:style-name="P88">In <text:span text:style-name="Strong_20_Emphasis">MySQL or PostgreSQL microservices</text:span>, environment variables configure the database itself (e.g., username, password, database name).</text:p>
        </text:list-item>
        <text:list-item>
          <text:p text:style-name="P67">In the <text:span text:style-name="Strong_20_Emphasis">application container</text:span>, environment variables (like <text:span text:style-name="Source_20_Text">SPRING_DATASOURCE_URL</text:span>) <text:soft-page-break/>tell the application <text:span text:style-name="Strong_20_Emphasis">where the database is located</text:span>, including its hostname, port, and credentials, to establish a connection.</text:p>
        </text:list-item>
      </text:list>
      <text:p text:style-name="Text_20_body">Without these variables in the application container, the app won't know how to communicate with the microservices.</text:p>
      <text:p text:style-name="P44">What is the Dockerfile Image mean by ?</text:p>
      <text:h text:style-name="P40" text:outline-level="3">Why "Container" Is Relevant in a Dockerfile:</text:h>
      <text:list xml:id="list424228797823703003" text:style-name="L24">
        <text:list-item>
          <text:p text:style-name="P89">Even though the Dockerfile itself doesn't directly deal with a running container, everything defined in the Dockerfile is about preparing the filesystem and configuration that a container will use when it's created and started.</text:p>
        </text:list-item>
        <text:list-item>
          <text:p text:style-name="P89">When you execute <text:span text:style-name="Source_20_Text">docker build</text:span>, you're creating the <text:span text:style-name="Strong_20_Emphasis">image</text:span>.</text:p>
        </text:list-item>
        <text:list-item>
          <text:p text:style-name="P68">When you execute <text:span text:style-name="Source_20_Text">docker run</text:span>, you're starting a <text:span text:style-name="Strong_20_Emphasis">container</text:span> from that image, and the root directory of the container includes the <text:span text:style-name="Source_20_Text">app.jar</text:span> you copied.</text:p>
        </text:list-item>
      </text:list>
      <text:h text:style-name="Heading_20_3" text:outline-level="3" text:is-list-header="true">Summary:</text:h>
      <text:p text:style-name="Text_20_body">In the Dockerfile:</text:p>
      <text:list xml:id="list7379247275463355973" text:style-name="L25">
        <text:list-item>
          <text:p text:style-name="P90">You're preparing the environment (image) that a container will use.</text:p>
        </text:list-item>
        <text:list-item>
          <text:p text:style-name="P69">The <text:span text:style-name="Source_20_Text">COPY</text:span> command places the <text:span text:style-name="Source_20_Text">.jar</text:span> file in the root filesystem of the image, which becomes the container's filesystem when you run the container.</text:p>
        </text:list-item>
      </text:list>
      <text:p text:style-name="Text_20_body">So, while the container doesn't exist during the image build, everything you're doing in the Dockerfile directly influences what the container will look like when it eventually runs.</text:p>
      <text:p text:style-name="P45">Container Runtime:</text:p>
      <text:h text:style-name="P41" text:outline-level="3">The Role of the Container Runtime in Kubernetes</text:h>
      <text:list xml:id="list4426509831322626905" text:style-name="L26">
        <text:list-item>
          <text:p text:style-name="P70"><text:span text:style-name="Strong_20_Emphasis">Container Runtime Installed on Nodes:</text:span></text:p>
          <text:list>
            <text:list-item>
              <text:p text:style-name="P91">Every <text:span text:style-name="Strong_20_Emphasis">Kubernetes worker node</text:span> has a container runtime installed, such as <text:span text:style-name="Strong_20_Emphasis">containerd</text:span> (the default in many Kubernetes setups) or Docker.</text:p>
            </text:list-item>
            <text:list-item>
              <text:p text:style-name="P70">This container runtime is a prerequisite for Kubernetes to function and is part of the Kubernetes architecture.</text:p>
            </text:list-item>
          </text:list>
        </text:list-item>
      </text:list>
      <text:p text:style-name="P45">Kubernetes performs the following steps automatically:</text:p>
      <text:list xml:id="list852177485214752202" text:style-name="L28">
        <text:list-item>
          <text:list>
            <text:list-item>
              <text:p text:style-name="P92"><text:span text:style-name="Strong_20_Emphasis">Pull the Image:</text:span></text:p>
              <text:list>
                <text:list-item>
                  <text:p text:style-name="P92">The Kubernetes node's container runtime (e.g., containerd) pulls the specified image from the <text:span text:style-name="Strong_20_Emphasis">Google Artifact Registry (GAR)</text:span>.</text:p>
                </text:list-item>
              </text:list>
            </text:list-item>
            <text:list-item>
              <text:p text:style-name="P92"><text:span text:style-name="Strong_20_Emphasis">Create the Container:</text:span></text:p>
              <text:list>
                <text:list-item>
                  <text:p text:style-name="P92">The container runtime uses the pulled image to create and run the container inside the pod.</text:p>
                </text:list-item>
                <text:list-item>
                  <text:p text:style-name="P71">It reads the image's metadata (like layers, file system structure, and <text:span text:style-name="Source_20_Text">CMD</text:span>/<text:span text:style-name="Source_20_Text">ENTRYPOINT</text:span>) to configure and start the container.</text:p>
                </text:list-item>
              </text:list>
            </text:list-item>
          </text:list>
        </text:list-item>
      </text:list>
      <text:list xml:id="list2259079894740082599" text:style-name="L29">
        <text:list-item>
          <text:p text:style-name="P72"><text:span text:style-name="Strong_20_Emphasis">Kubernetes API Involvement:</text:span></text:p>
        </text:list-item>
      </text:list>
      <text:list xml:id="list4196385010333264770" text:style-name="L30">
        <text:list-item>
          <text:p text:style-name="P93"><text:soft-page-break/>The Kubernetes control plane interacts with the container runtime on each worker node via an interface called <text:span text:style-name="Strong_20_Emphasis">Container Runtime Interface (CRI)</text:span>.</text:p>
        </text:list-item>
        <text:list-item>
          <text:p text:style-name="P73">This interaction ensures the image is pulled and the container is run without you needing to specify the runtime explicitly in your YAML file.</text:p>
        </text:list-item>
      </text:list>
      <text:h text:style-name="P41" text:outline-level="3">How It Works Internally</text:h>
      <text:p text:style-name="Text_20_body">Here’s the internal workflow when you apply a deployment YAML:</text:p>
      <text:list xml:id="list7447426627364362251" text:style-name="L31">
        <text:list-item>
          <text:p text:style-name="P74"><text:span text:style-name="Strong_20_Emphasis">Deployment Creation:</text:span></text:p>
          <text:list>
            <text:list-item>
              <text:p text:style-name="P94">You apply your YAML file with <text:span text:style-name="Source_20_Text">kubectl apply -f deployment.yaml</text:span>.</text:p>
            </text:list-item>
          </text:list>
        </text:list-item>
        <text:list-item>
          <text:p text:style-name="P74"><text:span text:style-name="Strong_20_Emphasis">Pod Scheduling:</text:span></text:p>
          <text:list>
            <text:list-item>
              <text:p text:style-name="P94">The Kubernetes scheduler assigns the pod to a worker node.</text:p>
            </text:list-item>
          </text:list>
        </text:list-item>
        <text:list-item>
          <text:p text:style-name="P74"><text:span text:style-name="Strong_20_Emphasis">Image Pull:</text:span></text:p>
          <text:list>
            <text:list-item>
              <text:p text:style-name="P94">On the assigned node, the container runtime (e.g., containerd) pulls the image from the registry (like GAR).</text:p>
            </text:list-item>
          </text:list>
        </text:list-item>
        <text:list-item>
          <text:p text:style-name="P74"><text:span text:style-name="Strong_20_Emphasis">Container Creation:</text:span></text:p>
          <text:list>
            <text:list-item>
              <text:p text:style-name="P94">The container runtime unpacks the image, creates the container filesystem, and starts the container based on the image's instructions.</text:p>
            </text:list-item>
          </text:list>
        </text:list-item>
        <text:list-item>
          <text:p text:style-name="P74"><text:span text:style-name="Strong_20_Emphasis">Pod Running:</text:span></text:p>
          <text:list>
            <text:list-item>
              <text:p text:style-name="P74">The container runs within the pod, managed entirely by Kubernetes.</text:p>
            </text:list-item>
          </text:list>
        </text:list-item>
      </text:list>
      <text:p text:style-name="Horizontal_20_Line"/>
      <text:h text:style-name="Heading_20_3" text:outline-level="3">Summary</text:h>
      <text:p text:style-name="Text_20_body">You don’t need to mention the container runtime explicitly because Kubernetes handles it via the <text:span text:style-name="Strong_20_Emphasis">CRI</text:span>. The runtime (like containerd) installed on each node is responsible for pulling the image and creating the container, even though this process is invisible in your deployment YAML. Kubernetes orchestrates the entire lifecycle of the container for you.</text:p>
      <text:p text:style-name="P45"><text:span text:style-name="Strong_20_Emphasis">Docker Compose</text:span> is not used for creating images. It is used for defining and managing multi-container applications. The images are typically created using Dockerfiles, and Docker Compose is used to run containers from those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Arial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page"/>
      <style:text-properties style:use-window-font-color="true" style:font-name="Times New Roman" fo:font-size="12pt" fo:language="en" fo:country="IN"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Times New Roman" fo:font-family="'Times New Roman'" style:font-family-generic="roman" style:font-pitch="variable" fo:font-size="7pt" fo:font-weight="bold" style:font-name-asian="Arial1" style:font-family-asian="Arial"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1-21T11:32:22.778067087</meta:creation-date>
    <dc:date>2024-12-19T20:38:09.455716746</dc:date>
    <meta:editing-duration>P7DT11H11M40S</meta:editing-duration>
    <meta:editing-cycles>5</meta:editing-cycles>
    <meta:generator>NeoOffice/3.2017.33_Professional_Edition$MacOSX_X86_64 NeoOffice_project/0</meta:generator>
    <meta:document-statistic meta:table-count="0" meta:image-count="0" meta:object-count="0" meta:page-count="18" meta:paragraph-count="386" meta:word-count="4338" meta:character-count="28400" meta:non-whitespace-character-count="24105"/>
  </office:meta>
</office:document-meta>
</file>